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126.11pt"/>
    </style:style>
    <style:style style:name="co3" style:family="table-column">
      <style:table-column-properties fo:break-before="auto" style:column-width="86.4pt"/>
    </style:style>
    <style:style style:name="co4" style:family="table-column">
      <style:table-column-properties fo:break-before="auto" style:column-width="99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ccuracy with eviction</text:p>
          </table:table-cell>
          <table:table-cell office:value-type="string" calcext:value-type="string">
            <text:p>Accuracy without evviction</text:p>
          </table:table-cell>
          <table:table-cell office:value-type="string" calcext:value-type="string">
            <text:p>Time with eviction</text:p>
          </table:table-cell>
          <table:table-cell office:value-type="string" calcext:value-type="string">
            <text:p>Time without eviction</text:p>
          </table:table-cell>
        </table:table-row>
        <table:table-row table:style-name="ro1">
          <table:table-cell office:value-type="float" office:value="0.691588785047" calcext:value-type="float">
            <text:p>0.691588785</text:p>
          </table:table-cell>
          <table:table-cell office:value-type="float" office:value="0.701754385964912" calcext:value-type="float">
            <text:p>0.701754386</text:p>
          </table:table-cell>
          <table:table-cell office:value-type="float" office:value="0.256894588470459" calcext:value-type="float">
            <text:p>0.2568945885</text:p>
          </table:table-cell>
          <table:table-cell office:value-type="float" office:value="0.247626781463623" calcext:value-type="float">
            <text:p>0.2476267815</text:p>
          </table:table-cell>
        </table:table-row>
        <table:table-row table:style-name="ro1">
          <table:table-cell office:value-type="float" office:value="0.655063291139" calcext:value-type="float">
            <text:p>0.6550632911</text:p>
          </table:table-cell>
          <table:table-cell office:value-type="float" office:value="0.691588785047" calcext:value-type="float">
            <text:p>0.691588785</text:p>
          </table:table-cell>
          <table:table-cell office:value-type="float" office:value="0.50501012802124" calcext:value-type="float">
            <text:p>0.505010128</text:p>
          </table:table-cell>
          <table:table-cell office:value-type="float" office:value="0.495232582092285" calcext:value-type="float">
            <text:p>0.4952325821</text:p>
          </table:table-cell>
        </table:table-row>
        <table:table-row table:style-name="ro1">
          <table:table-cell office:value-type="float" office:value="0.639618138425" calcext:value-type="float">
            <text:p>0.6396181384</text:p>
          </table:table-cell>
          <table:table-cell office:value-type="float" office:value="0.655063291139" calcext:value-type="float">
            <text:p>0.6550632911</text:p>
          </table:table-cell>
          <table:table-cell office:value-type="float" office:value="0.756927490234375" calcext:value-type="float">
            <text:p>0.7569274902</text:p>
          </table:table-cell>
          <table:table-cell office:value-type="float" office:value="0.752055883407593" calcext:value-type="float">
            <text:p>0.7520558834</text:p>
          </table:table-cell>
        </table:table-row>
        <table:table-row table:style-name="ro1">
          <table:table-cell office:value-type="float" office:value="0.638336347197" calcext:value-type="float">
            <text:p>0.6383363472</text:p>
          </table:table-cell>
          <table:table-cell office:value-type="float" office:value="0.639618138425" calcext:value-type="float">
            <text:p>0.6396181384</text:p>
          </table:table-cell>
          <table:table-cell office:value-type="float" office:value="1.00767993927002" calcext:value-type="float">
            <text:p>1.0076799393</text:p>
          </table:table-cell>
          <table:table-cell office:value-type="float" office:value="1.00851511955261" calcext:value-type="float">
            <text:p>1.0085151196</text:p>
          </table:table-cell>
        </table:table-row>
        <table:table-row table:style-name="ro1">
          <table:table-cell office:value-type="float" office:value="0.62015503876" calcext:value-type="float">
            <text:p>0.6201550388</text:p>
          </table:table-cell>
          <table:table-cell office:value-type="float" office:value="0.638336347197" calcext:value-type="float">
            <text:p>0.6383363472</text:p>
          </table:table-cell>
          <table:table-cell office:value-type="float" office:value="1.27118682861328" calcext:value-type="float">
            <text:p>1.2711868286</text:p>
          </table:table-cell>
          <table:table-cell office:value-type="float" office:value="1.27404117584229" calcext:value-type="float">
            <text:p>1.2740411758</text:p>
          </table:table-cell>
        </table:table-row>
        <table:table-row table:style-name="ro1">
          <table:table-cell office:value-type="float" office:value="0.601815823606" calcext:value-type="float">
            <text:p>0.6018158236</text:p>
          </table:table-cell>
          <table:table-cell office:value-type="float" office:value="0.62980030722" calcext:value-type="float">
            <text:p>0.6298003072</text:p>
          </table:table-cell>
          <table:table-cell office:value-type="float" office:value="1.5206515789032" calcext:value-type="float">
            <text:p>1.5206515789</text:p>
          </table:table-cell>
          <table:table-cell office:value-type="float" office:value="1.52723836898804" calcext:value-type="float">
            <text:p>1.527238369</text:p>
          </table:table-cell>
        </table:table-row>
        <table:table-row table:style-name="ro1">
          <table:table-cell office:value-type="float" office:value="0.598398169336" calcext:value-type="float">
            <text:p>0.5983981693</text:p>
          </table:table-cell>
          <table:table-cell office:value-type="float" office:value="0.611325611326" calcext:value-type="float">
            <text:p>0.6113256113</text:p>
          </table:table-cell>
          <table:table-cell office:value-type="float" office:value="1.77483487129211" calcext:value-type="float">
            <text:p>1.7748348713</text:p>
          </table:table-cell>
          <table:table-cell office:value-type="float" office:value="1.78752541542053" calcext:value-type="float">
            <text:p>1.7875254154</text:p>
          </table:table-cell>
        </table:table-row>
        <table:table-row table:style-name="ro1">
          <table:table-cell office:value-type="float" office:value="0.591966173362" calcext:value-type="float">
            <text:p>0.5919661734</text:p>
          </table:table-cell>
          <table:table-cell office:value-type="float" office:value="0.635227272727" calcext:value-type="float">
            <text:p>0.6352272727</text:p>
          </table:table-cell>
          <table:table-cell office:value-type="float" office:value="2.03528904914856" calcext:value-type="float">
            <text:p>2.0352890491</text:p>
          </table:table-cell>
          <table:table-cell office:value-type="float" office:value="2.06092286109924" calcext:value-type="float">
            <text:p>2.0609228611</text:p>
          </table:table-cell>
        </table:table-row>
        <table:table-row table:style-name="ro1">
          <table:table-cell office:value-type="float" office:value="0.586826347305" calcext:value-type="float">
            <text:p>0.5868263473</text:p>
          </table:table-cell>
          <table:table-cell office:value-type="float" office:value="0.626149131767" calcext:value-type="float">
            <text:p>0.6261491318</text:p>
          </table:table-cell>
          <table:table-cell office:value-type="float" office:value="2.29574990272522" calcext:value-type="float">
            <text:p>2.2957499027</text:p>
          </table:table-cell>
          <table:table-cell office:value-type="float" office:value="2.34314870834351" calcext:value-type="float">
            <text:p>2.3431487083</text:p>
          </table:table-cell>
        </table:table-row>
        <table:table-row table:style-name="ro1">
          <table:table-cell office:value-type="float" office:value="0.623376623377" calcext:value-type="float">
            <text:p>0.6233766234</text:p>
          </table:table-cell>
          <table:table-cell office:value-type="float" office:value="0.625905797101" calcext:value-type="float">
            <text:p>0.6259057971</text:p>
          </table:table-cell>
          <table:table-cell office:value-type="float" office:value="2.56905126571655" calcext:value-type="float">
            <text:p>2.5690512657</text:p>
          </table:table-cell>
          <table:table-cell office:value-type="float" office:value="2.63968539237976" calcext:value-type="float">
            <text:p>2.6396853924</text:p>
          </table:table-cell>
        </table:table-row>
        <table:table-row table:style-name="ro1">
          <table:table-cell office:value-type="float" office:value="0.623753399819" calcext:value-type="float">
            <text:p>0.6237533998</text:p>
          </table:table-cell>
          <table:table-cell office:value-type="float" office:value="0.634266886326" calcext:value-type="float">
            <text:p>0.6342668863</text:p>
          </table:table-cell>
          <table:table-cell office:value-type="float" office:value="2.82791066169739" calcext:value-type="float">
            <text:p>2.8279106617</text:p>
          </table:table-cell>
          <table:table-cell office:value-type="float" office:value="2.92816376686096" calcext:value-type="float">
            <text:p>2.9281637669</text:p>
          </table:table-cell>
        </table:table-row>
        <table:table-row table:style-name="ro1">
          <table:table-cell office:value-type="float" office:value="0.619131975199" calcext:value-type="float">
            <text:p>0.6191319752</text:p>
          </table:table-cell>
          <table:table-cell office:value-type="float" office:value="0.628955696203" calcext:value-type="float">
            <text:p>0.6289556962</text:p>
          </table:table-cell>
          <table:table-cell office:value-type="float" office:value="3.08114981651306" calcext:value-type="float">
            <text:p>3.0811498165</text:p>
          </table:table-cell>
          <table:table-cell office:value-type="float" office:value="3.2214686870575" calcext:value-type="float">
            <text:p>3.2214686871</text:p>
          </table:table-cell>
        </table:table-row>
        <table:table-row table:style-name="ro1">
          <table:table-cell office:value-type="float" office:value="0.613869863014" calcext:value-type="float">
            <text:p>0.613869863</text:p>
          </table:table-cell>
          <table:table-cell office:value-type="float" office:value="0.62404287902" calcext:value-type="float">
            <text:p>0.624042879</text:p>
          </table:table-cell>
          <table:table-cell office:value-type="float" office:value="3.33526802062988" calcext:value-type="float">
            <text:p>3.3352680206</text:p>
          </table:table-cell>
          <table:table-cell office:value-type="float" office:value="3.52102422714233" calcext:value-type="float">
            <text:p>3.5210242271</text:p>
          </table:table-cell>
        </table:table-row>
        <table:table-row table:style-name="ro1">
          <table:table-cell office:value-type="float" office:value="0.608623548922" calcext:value-type="float">
            <text:p>0.6086235489</text:p>
          </table:table-cell>
          <table:table-cell office:value-type="float" office:value="0.618694362018" calcext:value-type="float">
            <text:p>0.618694362</text:p>
          </table:table-cell>
          <table:table-cell office:value-type="float" office:value="3.59531950950623" calcext:value-type="float">
            <text:p>3.5953195095</text:p>
          </table:table-cell>
          <table:table-cell office:value-type="float" office:value="3.82215523719788" calcext:value-type="float">
            <text:p>3.8221552372</text:p>
          </table:table-cell>
        </table:table-row>
        <table:table-row table:style-name="ro1">
          <table:table-cell office:value-type="float" office:value="0.606374501992" calcext:value-type="float">
            <text:p>0.606374502</text:p>
          </table:table-cell>
          <table:table-cell office:value-type="float" office:value="0.614275414564" calcext:value-type="float">
            <text:p>0.6142754146</text:p>
          </table:table-cell>
          <table:table-cell office:value-type="float" office:value="3.86008501052856" calcext:value-type="float">
            <text:p>3.8600850105</text:p>
          </table:table-cell>
          <table:table-cell office:value-type="float" office:value="4.12981748580933" calcext:value-type="float">
            <text:p>4.1298174858</text:p>
          </table:table-cell>
        </table:table-row>
        <table:table-row table:style-name="ro1">
          <table:table-cell office:value-type="float" office:value="0.605242868157" calcext:value-type="float">
            <text:p>0.6052428682</text:p>
          </table:table-cell>
          <table:table-cell office:value-type="float" office:value="0.610570236439" calcext:value-type="float">
            <text:p>0.6105702364</text:p>
          </table:table-cell>
          <table:table-cell office:value-type="float" office:value="4.12366652488709" calcext:value-type="float">
            <text:p>4.1236665249</text:p>
          </table:table-cell>
          <table:table-cell office:value-type="float" office:value="4.40089797973633" calcext:value-type="float">
            <text:p>4.4008979797</text:p>
          </table:table-cell>
        </table:table-row>
        <table:table-row table:style-name="ro1">
          <table:table-cell office:value-type="float" office:value="0.599256505576" calcext:value-type="float">
            <text:p>0.5992565056</text:p>
          </table:table-cell>
          <table:table-cell office:value-type="float" office:value="0.610135135135" calcext:value-type="float">
            <text:p>0.6101351351</text:p>
          </table:table-cell>
          <table:table-cell office:value-type="float" office:value="4.38764476776123" calcext:value-type="float">
            <text:p>4.3876447678</text:p>
          </table:table-cell>
          <table:table-cell office:value-type="float" office:value="4.67268085479736" calcext:value-type="float">
            <text:p>4.6726808548</text:p>
          </table:table-cell>
        </table:table-row>
        <table:table-row table:style-name="ro1">
          <table:table-cell office:value-type="float" office:value="0.598837209302" calcext:value-type="float">
            <text:p>0.5988372093</text:p>
          </table:table-cell>
          <table:table-cell office:value-type="float" office:value="0.603403141361" calcext:value-type="float">
            <text:p>0.6034031414</text:p>
          </table:table-cell>
          <table:table-cell office:value-type="float" office:value="4.64375591278076" calcext:value-type="float">
            <text:p>4.6437559128</text:p>
          </table:table-cell>
          <table:table-cell office:value-type="float" office:value="4.9325487613678" calcext:value-type="float">
            <text:p>4.9325487614</text:p>
          </table:table-cell>
        </table:table-row>
        <table:table-row table:style-name="ro1">
          <table:table-cell office:value-type="float" office:value="0.59985885674" calcext:value-type="float">
            <text:p>0.5998588567</text:p>
          </table:table-cell>
          <table:table-cell office:value-type="float" office:value="0.603459320948" calcext:value-type="float">
            <text:p>0.6034593209</text:p>
          </table:table-cell>
          <table:table-cell office:value-type="float" office:value="4.89842414855957" calcext:value-type="float">
            <text:p>4.8984241486</text:p>
          </table:table-cell>
          <table:table-cell office:value-type="float" office:value="5.193519115448" calcext:value-type="float">
            <text:p>5.1935191154</text:p>
          </table:table-cell>
        </table:table-row>
        <table:table-row table:style-name="ro1">
          <table:table-cell office:value-type="float" office:value="0.60027567195" calcext:value-type="float">
            <text:p>0.600275672</text:p>
          </table:table-cell>
          <table:table-cell office:value-type="float" office:value="0.603620474407" calcext:value-type="float">
            <text:p>0.6036204744</text:p>
          </table:table-cell>
          <table:table-cell office:value-type="float" office:value="5.15793251991272" calcext:value-type="float">
            <text:p>5.1579325199</text:p>
          </table:table-cell>
          <table:table-cell office:value-type="float" office:value="5.45880365371704" calcext:value-type="float">
            <text:p>5.4588036537</text:p>
          </table:table-cell>
        </table:table-row>
        <table:table-row table:style-name="ro1">
          <table:table-cell office:value-type="float" office:value="0.588985896575" calcext:value-type="float">
            <text:p>0.5889858966</text:p>
          </table:table-cell>
          <table:table-cell office:value-type="float" office:value="0.60391198044" calcext:value-type="float">
            <text:p>0.6039119804</text:p>
          </table:table-cell>
          <table:table-cell office:value-type="float" office:value="5.41614270210266" calcext:value-type="float">
            <text:p>5.4161427021</text:p>
          </table:table-cell>
          <table:table-cell office:value-type="float" office:value="5.72517347335815" calcext:value-type="float">
            <text:p>5.7251734734</text:p>
          </table:table-cell>
        </table:table-row>
        <table:table-row table:style-name="ro1">
          <table:table-cell office:value-type="float" office:value="0.576015727392" calcext:value-type="float">
            <text:p>0.5760157274</text:p>
          </table:table-cell>
          <table:table-cell office:value-type="float" office:value="0.593787335723" calcext:value-type="float">
            <text:p>0.5937873357</text:p>
          </table:table-cell>
          <table:table-cell office:value-type="float" office:value="5.65837979316711" calcext:value-type="float">
            <text:p>5.6583797932</text:p>
          </table:table-cell>
          <table:table-cell office:value-type="float" office:value="5.97154331207275" calcext:value-type="float">
            <text:p>5.9715433121</text:p>
          </table:table-cell>
        </table:table-row>
        <table:table-row table:style-name="ro1">
          <table:table-cell office:value-type="float" office:value="0.568766066838" calcext:value-type="float">
            <text:p>0.5687660668</text:p>
          </table:table-cell>
          <table:table-cell office:value-type="float" office:value="0.582167832168" calcext:value-type="float">
            <text:p>0.5821678322</text:p>
          </table:table-cell>
          <table:table-cell office:value-type="float" office:value="5.90354633331299" calcext:value-type="float">
            <text:p>5.9035463333</text:p>
          </table:table-cell>
          <table:table-cell office:value-type="float" office:value="6.221111536026" calcext:value-type="float">
            <text:p>6.221111536</text:p>
          </table:table-cell>
        </table:table-row>
        <table:table-row table:style-name="ro1">
          <table:table-cell office:value-type="float" office:value="0.563397876327" calcext:value-type="float">
            <text:p>0.5633978763</text:p>
          </table:table-cell>
          <table:table-cell office:value-type="float" office:value="0.575028636884" calcext:value-type="float">
            <text:p>0.5750286369</text:p>
          </table:table-cell>
          <table:table-cell office:value-type="float" office:value="6.14865350723267" calcext:value-type="float">
            <text:p>6.1486535072</text:p>
          </table:table-cell>
          <table:table-cell office:value-type="float" office:value="6.4709165096283" calcext:value-type="float">
            <text:p>6.4709165096</text:p>
          </table:table-cell>
        </table:table-row>
        <table:table-row table:style-name="ro1">
          <table:table-cell office:value-type="float" office:value="0.555487431024" calcext:value-type="float">
            <text:p>0.555487431</text:p>
          </table:table-cell>
          <table:table-cell office:value-type="float" office:value="0.567280848688" calcext:value-type="float">
            <text:p>0.5672808487</text:p>
          </table:table-cell>
          <table:table-cell office:value-type="float" office:value="6.40034222602844" calcext:value-type="float">
            <text:p>6.400342226</text:p>
          </table:table-cell>
          <table:table-cell office:value-type="float" office:value="6.73110890388489" calcext:value-type="float">
            <text:p>6.7311089039</text:p>
          </table:table-cell>
        </table:table-row>
        <table:table-row table:style-name="ro1">
          <table:table-cell office:value-type="float" office:value="0.55035971223" calcext:value-type="float">
            <text:p>0.5503597122</text:p>
          </table:table-cell>
          <table:table-cell office:value-type="float" office:value="0.558484349259" calcext:value-type="float">
            <text:p>0.5584843493</text:p>
          </table:table-cell>
          <table:table-cell office:value-type="float" office:value="6.64591574668884" calcext:value-type="float">
            <text:p>6.6459157467</text:p>
          </table:table-cell>
          <table:table-cell office:value-type="float" office:value="6.98583960533142" calcext:value-type="float">
            <text:p>6.9858396053</text:p>
          </table:table-cell>
        </table:table-row>
        <table:table-row table:style-name="ro1">
          <table:table-cell office:value-type="float" office:value="0.55214368482" calcext:value-type="float">
            <text:p>0.5521436848</text:p>
          </table:table-cell>
          <table:table-cell office:value-type="float" office:value="0.552744886975" calcext:value-type="float">
            <text:p>0.552744887</text:p>
          </table:table-cell>
          <table:table-cell office:value-type="float" office:value="6.89152479171753" calcext:value-type="float">
            <text:p>6.8915247917</text:p>
          </table:table-cell>
          <table:table-cell office:value-type="float" office:value="7.2382345199585" calcext:value-type="float">
            <text:p>7.23823452</text:p>
          </table:table-cell>
        </table:table-row>
        <table:table-row table:style-name="ro1">
          <table:table-cell office:value-type="float" office:value="0.546643913538" calcext:value-type="float">
            <text:p>0.5466439135</text:p>
          </table:table-cell>
          <table:table-cell office:value-type="float" office:value="0.550286607608" calcext:value-type="float">
            <text:p>0.5502866076</text:p>
          </table:table-cell>
          <table:table-cell office:value-type="float" office:value="7.14261484146118" calcext:value-type="float">
            <text:p>7.1426148415</text:p>
          </table:table-cell>
          <table:table-cell office:value-type="float" office:value="7.50330805778503" calcext:value-type="float">
            <text:p>7.5033080578</text:p>
          </table:table-cell>
        </table:table-row>
        <table:table-row table:style-name="ro1">
          <table:table-cell office:value-type="float" office:value="0.544247787611" calcext:value-type="float">
            <text:p>0.5442477876</text:p>
          </table:table-cell>
          <table:table-cell office:value-type="float" office:value="0.54345603272" calcext:value-type="float">
            <text:p>0.5434560327</text:p>
          </table:table-cell>
          <table:table-cell office:value-type="float" office:value="7.38118004798889" calcext:value-type="float">
            <text:p>7.381180048</text:p>
          </table:table-cell>
          <table:table-cell office:value-type="float" office:value="7.75126433372498" calcext:value-type="float">
            <text:p>7.7512643337</text:p>
          </table:table-cell>
        </table:table-row>
        <table:table-row table:style-name="ro1">
          <table:table-cell office:value-type="float" office:value="0.532509403546" calcext:value-type="float">
            <text:p>0.5325094035</text:p>
          </table:table-cell>
          <table:table-cell office:value-type="float" office:value="0.540877367896" calcext:value-type="float">
            <text:p>0.5408773679</text:p>
          </table:table-cell>
          <table:table-cell office:value-type="float" office:value="7.64455246925354" calcext:value-type="float">
            <text:p>7.6445524693</text:p>
          </table:table-cell>
          <table:table-cell office:value-type="float" office:value="8.02264666557312" calcext:value-type="float">
            <text:p>8.0226466656</text:p>
          </table:table-cell>
        </table:table-row>
        <table:table-row table:style-name="ro1">
          <table:table-cell office:value-type="float" office:value="0.524710830705" calcext:value-type="float">
            <text:p>0.5247108307</text:p>
          </table:table-cell>
          <table:table-cell office:value-type="float" office:value="0.53032508491" calcext:value-type="float">
            <text:p>0.5303250849</text:p>
          </table:table-cell>
          <table:table-cell office:value-type="float" office:value="7.89466142654419" calcext:value-type="float">
            <text:p>7.8946614265</text:p>
          </table:table-cell>
          <table:table-cell office:value-type="float" office:value="8.28357028961182" calcext:value-type="float">
            <text:p>8.2835702896</text:p>
          </table:table-cell>
        </table:table-row>
        <table:table-row table:style-name="ro1">
          <table:table-cell office:value-type="float" office:value="0.521402784941" calcext:value-type="float">
            <text:p>0.5214027849</text:p>
          </table:table-cell>
          <table:table-cell office:value-type="float" office:value="0.522835394862" calcext:value-type="float">
            <text:p>0.5228353949</text:p>
          </table:table-cell>
          <table:table-cell office:value-type="float" office:value="8.14115858078003" calcext:value-type="float">
            <text:p>8.1411585808</text:p>
          </table:table-cell>
          <table:table-cell office:value-type="float" office:value="8.54270911216736" calcext:value-type="float">
            <text:p>8.5427091122</text:p>
          </table:table-cell>
        </table:table-row>
        <table:table-row table:style-name="ro1">
          <table:table-cell office:value-type="float" office:value="0.516717325228" calcext:value-type="float">
            <text:p>0.5167173252</text:p>
          </table:table-cell>
          <table:table-cell office:value-type="float" office:value="0.518934081346" calcext:value-type="float">
            <text:p>0.5189340813</text:p>
          </table:table-cell>
          <table:table-cell office:value-type="float" office:value="8.38933682441711" calcext:value-type="float">
            <text:p>8.3893368244</text:p>
          </table:table-cell>
          <table:table-cell office:value-type="float" office:value="8.8041467666626" calcext:value-type="float">
            <text:p>8.8041467667</text:p>
          </table:table-cell>
        </table:table-row>
        <table:table-row table:style-name="ro1">
          <table:table-cell office:value-type="float" office:value="0.512363996044" calcext:value-type="float">
            <text:p>0.512363996</text:p>
          </table:table-cell>
          <table:table-cell office:value-type="float" office:value="0.513799448022" calcext:value-type="float">
            <text:p>0.513799448</text:p>
          </table:table-cell>
          <table:table-cell office:value-type="float" office:value="8.63009524345398" calcext:value-type="float">
            <text:p>8.6300952435</text:p>
          </table:table-cell>
          <table:table-cell office:value-type="float" office:value="9.05959129333496" calcext:value-type="float">
            <text:p>9.0595912933</text:p>
          </table:table-cell>
        </table:table-row>
        <table:table-row table:style-name="ro1">
          <table:table-cell office:value-type="float" office:value="0.507527926178" calcext:value-type="float">
            <text:p>0.5075279262</text:p>
          </table:table-cell>
          <table:table-cell office:value-type="float" office:value="0.50900090009" calcext:value-type="float">
            <text:p>0.5090009001</text:p>
          </table:table-cell>
          <table:table-cell office:value-type="float" office:value="8.88627696037293" calcext:value-type="float">
            <text:p>8.8862769604</text:p>
          </table:table-cell>
          <table:table-cell office:value-type="float" office:value="9.3286144733429" calcext:value-type="float">
            <text:p>9.3286144733</text:p>
          </table:table-cell>
        </table:table-row>
        <table:table-row table:style-name="ro1">
          <table:table-cell office:value-type="float" office:value="0.506220095694" calcext:value-type="float">
            <text:p>0.5062200957</text:p>
          </table:table-cell>
          <table:table-cell office:value-type="float" office:value="0.504416961131" calcext:value-type="float">
            <text:p>0.5044169611</text:p>
          </table:table-cell>
          <table:table-cell office:value-type="float" office:value="9.13876867294312" calcext:value-type="float">
            <text:p>9.1387686729</text:p>
          </table:table-cell>
          <table:table-cell office:value-type="float" office:value="9.59305477142334" calcext:value-type="float">
            <text:p>9.5930547714</text:p>
          </table:table-cell>
        </table:table-row>
        <table:table-row table:style-name="ro1">
          <table:table-cell office:value-type="float" office:value="0.500711912672" calcext:value-type="float">
            <text:p>0.5007119127</text:p>
          </table:table-cell>
          <table:table-cell office:value-type="float" office:value="0.502390265102" calcext:value-type="float">
            <text:p>0.5023902651</text:p>
          </table:table-cell>
          <table:table-cell office:value-type="float" office:value="9.38996076583862" calcext:value-type="float">
            <text:p>9.3899607658</text:p>
          </table:table-cell>
          <table:table-cell office:value-type="float" office:value="9.85885119438171" calcext:value-type="float">
            <text:p>9.8588511944</text:p>
          </table:table-cell>
        </table:table-row>
        <table:table-row table:style-name="ro1">
          <table:table-cell office:value-type="float" office:value="0.496265172736" calcext:value-type="float">
            <text:p>0.4962651727</text:p>
          </table:table-cell>
          <table:table-cell office:value-type="float" office:value="0.500214500215" calcext:value-type="float">
            <text:p>0.5002145002</text:p>
          </table:table-cell>
          <table:table-cell office:value-type="float" office:value="9.6379668712616" calcext:value-type="float">
            <text:p>9.6379668713</text:p>
          </table:table-cell>
          <table:table-cell office:value-type="float" office:value="10.125586271286" calcext:value-type="float">
            <text:p>10.1255862713</text:p>
          </table:table-cell>
        </table:table-row>
        <table:table-row table:style-name="ro1">
          <table:table-cell office:value-type="float" office:value="0.489889705882" calcext:value-type="float">
            <text:p>0.4898897059</text:p>
          </table:table-cell>
          <table:table-cell office:value-type="float" office:value="0.49389987379" calcext:value-type="float">
            <text:p>0.4938998738</text:p>
          </table:table-cell>
          <table:table-cell office:value-type="float" office:value="9.89193487167358" calcext:value-type="float">
            <text:p>9.8919348717</text:p>
          </table:table-cell>
          <table:table-cell office:value-type="float" office:value="10.3988897800446" calcext:value-type="float">
            <text:p>10.39888978</text:p>
          </table:table-cell>
        </table:table-row>
        <table:table-row table:style-name="ro1">
          <table:table-cell office:value-type="float" office:value="0.485921889192" calcext:value-type="float">
            <text:p>0.4859218892</text:p>
          </table:table-cell>
          <table:table-cell office:value-type="float" office:value="0.487200660611" calcext:value-type="float">
            <text:p>0.4872006606</text:p>
          </table:table-cell>
          <table:table-cell office:value-type="float" office:value="10.1489644050598" calcext:value-type="float">
            <text:p>10.1489644051</text:p>
          </table:table-cell>
          <table:table-cell office:value-type="float" office:value="10.6765220165253" calcext:value-type="float">
            <text:p>10.6765220165</text:p>
          </table:table-cell>
        </table:table-row>
        <table:table-row table:style-name="ro1">
          <table:table-cell office:value-type="float" office:value="0.488203266788" calcext:value-type="float">
            <text:p>0.4882032668</text:p>
          </table:table-cell>
          <table:table-cell office:value-type="float" office:value="0.477254264825" calcext:value-type="float">
            <text:p>0.4772542648</text:p>
          </table:table-cell>
          <table:table-cell office:value-type="float" office:value="10.3982419967651" calcext:value-type="float">
            <text:p>10.3982419968</text:p>
          </table:table-cell>
          <table:table-cell office:value-type="float" office:value="10.9552652835846" calcext:value-type="float">
            <text:p>10.9552652836</text:p>
          </table:table-cell>
        </table:table-row>
        <table:table-row table:style-name="ro1">
          <table:table-cell office:value-type="float" office:value="0.490480507706" calcext:value-type="float">
            <text:p>0.4904805077</text:p>
          </table:table-cell>
          <table:table-cell office:value-type="float" office:value="0.474698795181" calcext:value-type="float">
            <text:p>0.4746987952</text:p>
          </table:table-cell>
          <table:table-cell office:value-type="float" office:value="10.6629076004028" calcext:value-type="float">
            <text:p>10.6629076004</text:p>
          </table:table-cell>
          <table:table-cell office:value-type="float" office:value="11.2466635704041" calcext:value-type="float">
            <text:p>11.2466635704</text:p>
          </table:table-cell>
        </table:table-row>
        <table:table-row table:style-name="ro1">
          <table:table-cell office:value-type="float" office:value="0.493435943866" calcext:value-type="float">
            <text:p>0.4934359439</text:p>
          </table:table-cell>
          <table:table-cell office:value-type="float" office:value="0.472553699284" calcext:value-type="float">
            <text:p>0.4725536993</text:p>
          </table:table-cell>
          <table:table-cell office:value-type="float" office:value="10.9335584640503" calcext:value-type="float">
            <text:p>10.9335584641</text:p>
          </table:table-cell>
          <table:table-cell office:value-type="float" office:value="11.5561807155609" calcext:value-type="float">
            <text:p>11.5561807156</text:p>
          </table:table-cell>
        </table:table-row>
        <table:table-row table:style-name="ro1">
          <table:table-cell office:value-type="float" office:value="0.493676603433" calcext:value-type="float">
            <text:p>0.4936766034</text:p>
          </table:table-cell>
          <table:table-cell office:value-type="float" office:value="0.470866141732" calcext:value-type="float">
            <text:p>0.4708661417</text:p>
          </table:table-cell>
          <table:table-cell office:value-type="float" office:value="11.2002141475677" calcext:value-type="float">
            <text:p>11.2002141476</text:p>
          </table:table-cell>
          <table:table-cell office:value-type="float" office:value="11.861869096756" calcext:value-type="float">
            <text:p>11.8618690968</text:p>
          </table:table-cell>
        </table:table-row>
        <table:table-row table:style-name="ro1">
          <table:table-cell office:value-type="float" office:value="0.491555555556" calcext:value-type="float">
            <text:p>0.4915555556</text:p>
          </table:table-cell>
          <table:table-cell office:value-type="float" office:value="0.469874804382" calcext:value-type="float">
            <text:p>0.4698748044</text:p>
          </table:table-cell>
          <table:table-cell office:value-type="float" office:value="11.4590969085693" calcext:value-type="float">
            <text:p>11.4590969086</text:p>
          </table:table-cell>
          <table:table-cell office:value-type="float" office:value="12.1580412387848" calcext:value-type="float">
            <text:p>12.1580412388</text:p>
          </table:table-cell>
        </table:table-row>
        <table:table-row table:style-name="ro1">
          <table:table-cell office:value-type="float" office:value="0.490083737329" calcext:value-type="float">
            <text:p>0.4900837373</text:p>
          </table:table-cell>
          <table:table-cell office:value-type="float" office:value="0.466820987654" calcext:value-type="float">
            <text:p>0.4668209877</text:p>
          </table:table-cell>
          <table:table-cell office:value-type="float" office:value="11.7244620323181" calcext:value-type="float">
            <text:p>11.7244620323</text:p>
          </table:table-cell>
          <table:table-cell office:value-type="float" office:value="12.4607422351837" calcext:value-type="float">
            <text:p>12.4607422352</text:p>
          </table:table-cell>
        </table:table-row>
        <table:table-row table:style-name="ro1">
          <table:table-cell office:value-type="float" office:value="0.489982578397" calcext:value-type="float">
            <text:p>0.4899825784</text:p>
          </table:table-cell>
          <table:table-cell office:value-type="float" office:value="0.465721945615" calcext:value-type="float">
            <text:p>0.4657219456</text:p>
          </table:table-cell>
          <table:table-cell office:value-type="float" office:value="11.978940486908" calcext:value-type="float">
            <text:p>11.9789404869</text:p>
          </table:table-cell>
          <table:table-cell office:value-type="float" office:value="12.7532021999359" calcext:value-type="float">
            <text:p>12.7532021999</text:p>
          </table:table-cell>
        </table:table-row>
        <table:table-row table:style-name="ro1">
          <table:table-cell office:value-type="float" office:value="0.488331892826" calcext:value-type="float">
            <text:p>0.4883318928</text:p>
          </table:table-cell>
          <table:table-cell office:value-type="float" office:value="0.465125094769" calcext:value-type="float">
            <text:p>0.4651250948</text:p>
          </table:table-cell>
          <table:table-cell office:value-type="float" office:value="12.2400410175323" calcext:value-type="float">
            <text:p>12.2400410175</text:p>
          </table:table-cell>
          <table:table-cell office:value-type="float" office:value="13.04825091362" calcext:value-type="float">
            <text:p>13.0482509136</text:p>
          </table:table-cell>
        </table:table-row>
        <table:table-row table:style-name="ro1">
          <table:table-cell office:value-type="float" office:value="0.488023952096" calcext:value-type="float">
            <text:p>0.4880239521</text:p>
          </table:table-cell>
          <table:table-cell office:value-type="float" office:value="0.463102409639" calcext:value-type="float">
            <text:p>0.4631024096</text:p>
          </table:table-cell>
          <table:table-cell office:value-type="float" office:value="12.504344701767" calcext:value-type="float">
            <text:p>12.5043447018</text:p>
          </table:table-cell>
          <table:table-cell office:value-type="float" office:value="13.3459005355835" calcext:value-type="float">
            <text:p>13.3459005356</text:p>
          </table:table-cell>
        </table:table-row>
        <table:table-row table:style-name="ro1">
          <table:table-cell office:value-type="float" office:value="0.483283961066" calcext:value-type="float">
            <text:p>0.4832839611</text:p>
          </table:table-cell>
          <table:table-cell office:value-type="float" office:value="0.461595824012" calcext:value-type="float">
            <text:p>0.461595824</text:p>
          </table:table-cell>
          <table:table-cell office:value-type="float" office:value="12.7629625797272" calcext:value-type="float">
            <text:p>12.7629625797</text:p>
          </table:table-cell>
          <table:table-cell office:value-type="float" office:value="13.6427156925201" calcext:value-type="float">
            <text:p>13.6427156925</text:p>
          </table:table-cell>
        </table:table-row>
        <table:table-row table:style-name="ro1">
          <table:table-cell office:value-type="float" office:value="0.480633069554" calcext:value-type="float">
            <text:p>0.4806330696</text:p>
          </table:table-cell>
          <table:table-cell office:value-type="float" office:value="0.45739579491" calcext:value-type="float">
            <text:p>0.4573957949</text:p>
          </table:table-cell>
          <table:table-cell office:value-type="float" office:value="13.030609369278" calcext:value-type="float">
            <text:p>13.0306093693</text:p>
          </table:table-cell>
          <table:table-cell office:value-type="float" office:value="13.9449646472931" calcext:value-type="float">
            <text:p>13.9449646473</text:p>
          </table:table-cell>
        </table:table-row>
        <table:table-row table:style-name="ro1">
          <table:table-cell office:value-type="float" office:value="0.478384991843" calcext:value-type="float">
            <text:p>0.4783849918</text:p>
          </table:table-cell>
          <table:table-cell office:value-type="float" office:value="0.455438341215" calcext:value-type="float">
            <text:p>0.4554383412</text:p>
          </table:table-cell>
          <table:table-cell office:value-type="float" office:value="13.2922728061676" calcext:value-type="float">
            <text:p>13.2922728062</text:p>
          </table:table-cell>
          <table:table-cell office:value-type="float" office:value="14.2479093074799" calcext:value-type="float">
            <text:p>14.2479093075</text:p>
          </table:table-cell>
        </table:table-row>
        <table:table-row table:style-name="ro1">
          <table:table-cell office:value-type="float" office:value="0.482235528942" calcext:value-type="float">
            <text:p>0.4822355289</text:p>
          </table:table-cell>
          <table:table-cell office:value-type="float" office:value="0.453604568166" calcext:value-type="float">
            <text:p>0.4536045682</text:p>
          </table:table-cell>
          <table:table-cell office:value-type="float" office:value="13.564147233963" calcext:value-type="float">
            <text:p>13.564147234</text:p>
          </table:table-cell>
          <table:table-cell office:value-type="float" office:value="14.5584051609039" calcext:value-type="float">
            <text:p>14.5584051609</text:p>
          </table:table-cell>
        </table:table-row>
        <table:table-row table:style-name="ro1">
          <table:table-cell office:value-type="float" office:value="0.48200312989" calcext:value-type="float">
            <text:p>0.4820031299</text:p>
          </table:table-cell>
          <table:table-cell office:value-type="float" office:value="0.455722786139" calcext:value-type="float">
            <text:p>0.4557227861</text:p>
          </table:table-cell>
          <table:table-cell office:value-type="float" office:value="13.8337459564209" calcext:value-type="float">
            <text:p>13.8337459564</text:p>
          </table:table-cell>
          <table:table-cell office:value-type="float" office:value="14.8586235046387" calcext:value-type="float">
            <text:p>14.8586235046</text:p>
          </table:table-cell>
        </table:table-row>
        <table:table-row table:style-name="ro1">
          <table:table-cell office:value-type="float" office:value="0.490944123314" calcext:value-type="float">
            <text:p>0.4909441233</text:p>
          </table:table-cell>
          <table:table-cell office:value-type="float" office:value="0.456514266071" calcext:value-type="float">
            <text:p>0.4565142661</text:p>
          </table:table-cell>
          <table:table-cell office:value-type="float" office:value="14.1036736965179" calcext:value-type="float">
            <text:p>14.1036736965</text:p>
          </table:table-cell>
          <table:table-cell office:value-type="float" office:value="15.1644883155823" calcext:value-type="float">
            <text:p>15.1644883156</text:p>
          </table:table-cell>
        </table:table-row>
        <table:table-row table:style-name="ro1">
          <table:table-cell office:value-type="float" office:value="0.490792934987" calcext:value-type="float">
            <text:p>0.490792935</text:p>
          </table:table-cell>
          <table:table-cell office:value-type="float" office:value="0.463875759622" calcext:value-type="float">
            <text:p>0.4638757596</text:p>
          </table:table-cell>
          <table:table-cell office:value-type="float" office:value="14.3762798309326" calcext:value-type="float">
            <text:p>14.3762798309</text:p>
          </table:table-cell>
          <table:table-cell office:value-type="float" office:value="15.4695191383362" calcext:value-type="float">
            <text:p>15.4695191383</text:p>
          </table:table-cell>
        </table:table-row>
        <table:table-row table:style-name="ro1">
          <table:table-cell office:value-type="float" office:value="0.495192307692" calcext:value-type="float">
            <text:p>0.4951923077</text:p>
          </table:table-cell>
          <table:table-cell office:value-type="float" office:value="0.464863081491" calcext:value-type="float">
            <text:p>0.4648630815</text:p>
          </table:table-cell>
          <table:table-cell office:value-type="float" office:value="14.649199962616" calcext:value-type="float">
            <text:p>14.6491999626</text:p>
          </table:table-cell>
          <table:table-cell office:value-type="float" office:value="15.7729547023773" calcext:value-type="float">
            <text:p>15.7729547024</text:p>
          </table:table-cell>
        </table:table-row>
        <table:table-row table:style-name="ro1">
          <table:table-cell office:value-type="float" office:value="0.494045470949" calcext:value-type="float">
            <text:p>0.4940454709</text:p>
          </table:table-cell>
          <table:table-cell office:value-type="float" office:value="0.469003570269" calcext:value-type="float">
            <text:p>0.4690035703</text:p>
          </table:table-cell>
          <table:table-cell office:value-type="float" office:value="14.9143221378326" calcext:value-type="float">
            <text:p>14.9143221378</text:p>
          </table:table-cell>
          <table:table-cell office:value-type="float" office:value="16.0720956325531" calcext:value-type="float">
            <text:p>16.0720956326</text:p>
          </table:table-cell>
        </table:table-row>
        <table:table-row table:style-name="ro1">
          <table:table-cell office:value-type="float" office:value="0.497521246459" calcext:value-type="float">
            <text:p>0.4975212465</text:p>
          </table:table-cell>
          <table:table-cell office:value-type="float" office:value="0.472548397334" calcext:value-type="float">
            <text:p>0.4725483973</text:p>
          </table:table-cell>
          <table:table-cell office:value-type="float" office:value="15.1905493736267" calcext:value-type="float">
            <text:p>15.1905493736</text:p>
          </table:table-cell>
          <table:table-cell office:value-type="float" office:value="16.3839335441589" calcext:value-type="float">
            <text:p>16.3839335442</text:p>
          </table:table-cell>
        </table:table-row>
        <table:table-row table:style-name="ro1">
          <table:table-cell office:value-type="float" office:value="0.506452738054" calcext:value-type="float">
            <text:p>0.5064527381</text:p>
          </table:table-cell>
          <table:table-cell office:value-type="float" office:value="0.476812947401" calcext:value-type="float">
            <text:p>0.4768129474</text:p>
          </table:table-cell>
          <table:table-cell office:value-type="float" office:value="15.4838216304779" calcext:value-type="float">
            <text:p>15.4838216305</text:p>
          </table:table-cell>
          <table:table-cell office:value-type="float" office:value="16.6991319656372" calcext:value-type="float">
            <text:p>16.6991319656</text:p>
          </table:table-cell>
        </table:table-row>
        <table:table-row table:style-name="ro1">
          <table:table-cell office:value-type="float" office:value="0.507782774127" calcext:value-type="float">
            <text:p>0.5077827741</text:p>
          </table:table-cell>
          <table:table-cell office:value-type="float" office:value="0.481117592877" calcext:value-type="float">
            <text:p>0.4811175929</text:p>
          </table:table-cell>
          <table:table-cell office:value-type="float" office:value="15.7577455043793" calcext:value-type="float">
            <text:p>15.7577455044</text:p>
          </table:table-cell>
          <table:table-cell office:value-type="float" office:value="17.0024127960205" calcext:value-type="float">
            <text:p>17.0024127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24:35.881344617</meta:creation-date>
    <dc:date>2017-09-04T22:43:56.823007043</dc:date>
    <meta:editing-duration>PT9M10S</meta:editing-duration>
    <meta:editing-cycles>1</meta:editing-cycles>
    <meta:document-statistic meta:table-count="1" meta:cell-count="248" meta:object-count="0"/>
    <meta:generator>LibreOffice/5.1.6.2$Linux_X86_64 LibreOffice_project/10m0$Build-2</meta:generator>
  </office:meta>
</office:document-meta>
</file>